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ackground-color="#FFE599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/>
      <style:text-properties fo:color="#795548"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00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transparent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style:vertical-align="automatic" fo:background-color="transparent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8.7854166666667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28.336875cm" style:use-optimal-column-width="true"/>
    </style:style>
    <style:style style:name="co6" style:family="table-column">
      <style:table-column-properties fo:break-before="auto" style:column-width="5.02708333333333cm" style:use-optimal-column-width="true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14.2610416666667cm"/>
    </style:style>
    <style:style style:name="co11" style:family="table-column">
      <style:table-column-properties fo:break-before="auto" style:column-width="5.3975cm"/>
    </style:style>
    <style:style style:name="co12" style:family="table-column">
      <style:table-column-properties fo:break-before="auto" style:column-width="10.7420833333333cm"/>
    </style:style>
    <style:style style:name="co13" style:family="table-column">
      <style:table-column-properties fo:break-before="auto" style:column-width="6.90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5.21229166666667cm" style:use-optimal-column-width="true"/>
    </style:style>
    <style:style style:name="co17" style:family="table-column">
      <style:table-column-properties fo:break-before="auto" style:column-width="13.7054166666667cm" style:use-optimal-column-width="true"/>
    </style:style>
    <style:style style:name="co18" style:family="table-column">
      <style:table-column-properties fo:break-before="auto" style:column-width="22.5954166666667cm" style:use-optimal-column-width="true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4.5785416666667cm" style:use-optimal-column-width="true"/>
    </style:style>
    <style:style style:name="co21" style:family="table-column">
      <style:table-column-properties fo:break-before="auto" style:column-width="4.57729166666667cm"/>
    </style:style>
    <style:style style:name="co22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eadquar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RUD TABLE tbheadquarter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Nuevo Sed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insert</text:p>
          </table:table-cell>
          <table:table-cell office:value-type="string" office:string-value="headquarterid,headquarteruniversityid,headquartername" table:formula="of:=CONCATENATE(+[table.A3];;&quot;,&quot;;[table.A4];;&quot;,&quot;;[table.A5])" table:style-name="ce1">
            <text:p>headquarterid,headquarteruniversityid,headquartername</text:p>
          </table:table-cell>
          <table:table-cell table:style-name="ce1"/>
          <table:table-cell office:value-type="string" table:style-name="ce6">
            <text:p>headquarterid no repetido, headquarterid not null, headquarteruniversityid not null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3">
            <text:p>Catalogo Actualiza Sed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update</text:p>
          </table:table-cell>
          <table:table-cell office:value-type="string" office:string-value="headquartername" table:formula="of:=CONCATENATE([table.A5])" table:style-name="ce1">
            <text:p>headquartername</text:p>
          </table:table-cell>
          <table:table-cell table:style-name="ce1"/>
          <table:table-cell table:style-name="ce6"/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Elimina Sed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table:style-name="ce1"/>
          <table:table-cell table:style-name="ce6"/>
          <table:table-cell table:style-name="ce7"/>
          <table:table-cell table:style-name="ce6"/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university" table:style-name="ta2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9" table:default-cell-style-name="ce1"/>
        <table:table-column table:style-name="co12" table:default-cell-style-name="ce1"/>
        <table:table-column table:style-name="co8" table:number-columns-repeated="16360" table:default-cell-style-name="ce1"/>
        <table:table-row table:style-name="ro1">
          <table:table-cell table:number-columns-repeated="21" table:style-name="ce1"/>
          <table:table-cell office:value-type="string" table:style-name="ce2">
            <text:p>CRUD TABLE tbuniversity</text:p>
          </table:table-cell>
          <table:table-cell table:number-columns-repeated="1636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Universidad</text:p>
          </table:table-cell>
          <table:table-cell table:number-columns-repeated="20" table:style-name="ce1"/>
          <table:table-cell office:value-type="string" table:style-name="ce3">
            <text:p>Catalogo Nuevo Universidad</text:p>
          </table:table-cell>
          <table:table-cell table:number-columns-repeated="1636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15" table:style-name="ce5"/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6">
            <text:p>tbuniversity</text:p>
          </table:table-cell>
          <table:table-cell office:value-type="string" table:style-name="ce6">
            <text:p>insert</text:p>
          </table:table-cell>
          <table:table-cell office:value-type="string" office:string-value="universityid , universitycode , universityname , universitytype , universitystate" table:formula="of:=CONCATENATE([table.C3];;&quot; , &quot;;[table.C4];;&quot; , &quot;;[table.C5];;&quot; , &quot;;[table.C6];;&quot; , &quot;;[table.C7];;&quot;&quot;)" table:style-name="ce1">
            <text:p>universityid , universitycode , universityname , universitytype , universitystate</text:p>
          </table:table-cell>
          <table:table-cell table:style-name="ce1"/>
          <table:table-cell office:value-type="string" table:style-name="ce6">
            <text:p>universityid no repetido, universityid not null, universitycode not null, universityname not null, universitytype not null , state not null</text:p>
          </table:table-cell>
          <table:table-cell table:number-columns-repeated="16" table:style-name="ce1"/>
          <table:table-cell office:value-type="string" table:style-name="ce6">
            <text:p>tbuniversity</text:p>
          </table:table-cell>
          <table:table-cell office:value-type="string" table:style-name="ce6">
            <text:p>insert</text:p>
          </table:table-cell>
          <table:table-cell office:value-type="string" office:string-value="universityid,universitycode,universityname,universitytype" table:formula="of:=CONCATENATE(+[table.C3];;&quot;,&quot;;[table.C4];;&quot;,&quot;;[table.C5];;&quot;,&quot;;[table.C6])" table:style-name="ce1">
            <text:p>universityid,universitycode,universityname,universitytype</text:p>
          </table:table-cell>
          <table:table-cell table:style-name="ce1"/>
          <table:table-cell office:value-type="string" table:style-name="ce6">
            <text:p>enclosureid no repetido, enclosureid not null, <text:s/>enclosureheadquarterid not null,enclosureuniversityid not null</text:p>
          </table:table-cell>
          <table:table-cell table:number-columns-repeated="16358"/>
        </table:table-row>
        <table:table-row table:style-name="ro1">
          <table:table-cell table:style-name="ce6"/>
          <table:table-cell office:value-type="string" table:style-name="ce6">
            <text:p>update</text:p>
          </table:table-cell>
          <table:table-cell table:number-columns-repeated="19" table:style-name="ce1"/>
          <table:table-cell table:number-columns-repeated="2" table:style-name="ce6"/>
          <table:table-cell table:number-columns-repeated="16361" table:style-name="ce1"/>
        </table:table-row>
        <table:table-row table:style-name="ro1">
          <table:table-cell table:style-name="ce6"/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7" table:style-name="ce1"/>
          <table:table-cell table:number-columns-repeated="2" table:style-name="ce6"/>
          <table:table-cell table:style-name="ce1"/>
          <table:table-cell table:style-name="ce6"/>
          <table:table-cell table:number-columns-repeated="1635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Univeridad</text:p>
          </table:table-cell>
          <table:table-cell table:number-columns-repeated="20" table:style-name="ce1"/>
          <table:table-cell office:value-type="string" table:style-name="ce3">
            <text:p>Catalogo Actualiza Universidad</text:p>
          </table:table-cell>
          <table:table-cell table:number-columns-repeated="1636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15" table:style-name="ce5"/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6">
            <text:p>tbuniversity</text:p>
          </table:table-cell>
          <table:table-cell office:value-type="string" table:style-name="ce6">
            <text:p>update</text:p>
          </table:table-cell>
          <table:table-cell office:value-type="string" office:string-value="universityid , universitycode , universityname , universitytype , universitystate" table:formula="of:=[.C6]" table:style-name="ce1">
            <text:p>universityid , universitycode , universityname , universitytype , universitystate</text:p>
          </table:table-cell>
          <table:table-cell table:style-name="ce1"/>
          <table:table-cell office:value-type="string" table:style-name="ce6">
            <text:p>universitycode not null, universityname not null</text:p>
          </table:table-cell>
          <table:table-cell table:number-columns-repeated="16" table:style-name="ce1"/>
          <table:table-cell office:value-type="string" table:style-name="ce6">
            <text:p>tbuniversity</text:p>
          </table:table-cell>
          <table:table-cell office:value-type="string" table:style-name="ce6">
            <text:p>update</text:p>
          </table:table-cell>
          <table:table-cell office:value-type="string" office:string-value="universitytype" table:formula="of:=+[table.C6]" table:style-name="ce1">
            <text:p>universitytype</text:p>
          </table:table-cell>
          <table:table-cell table:style-name="ce1"/>
          <table:table-cell table:style-name="ce6"/>
          <table:table-cell table:number-columns-repeated="16358"/>
        </table:table-row>
        <table:table-row table:number-rows-repeated="2" table:style-name="ro1">
          <table:table-cell table:style-name="ce6"/>
          <table:table-cell table:number-columns-repeated="20" table:style-name="ce1"/>
          <table:table-cell table:style-name="ce6"/>
          <table:table-cell table:number-columns-repeated="1636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Universidad</text:p>
          </table:table-cell>
          <table:table-cell table:number-columns-repeated="20" table:style-name="ce1"/>
          <table:table-cell office:value-type="string" table:style-name="ce3">
            <text:p>Catalogo Elimina Universidad</text:p>
          </table:table-cell>
          <table:table-cell table:number-columns-repeated="1636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15" table:style-name="ce5"/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1">
            <text:p>tbuniversity</text:p>
          </table:table-cell>
          <table:table-cell office:value-type="string" table:style-name="ce6">
            <text:p>update</text:p>
          </table:table-cell>
          <table:table-cell office:value-type="float" office:value="0" table:formula="of:=[table.A10]" table:style-name="ce7">
            <text:p>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5" table:style-name="ce1"/>
          <table:table-cell office:value-type="string" table:style-name="ce1">
            <text:p>tbuniversity</text:p>
          </table:table-cell>
          <table:table-cell office:value-type="string" table:style-name="ce6">
            <text:p>update</text:p>
          </table:table-cell>
          <table:table-cell office:value-type="string" office:string-value="universitytype" table:formula="of:=+[table.C6]" table:style-name="ce7">
            <text:p>universitytype</text:p>
          </table:table-cell>
          <table:table-cell office:value-type="float" office:value="1" table:style-name="ce6">
            <text:p>1</text:p>
          </table:table-cell>
          <table:table-cell table:number-columns-repeated="16359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career" table:style-name="ta2">
        <table:table-column table:style-name="co8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2">
            <text:p>CRUD TABLE tbcareer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insert</text:p>
          </table:table-cell>
          <table:table-cell office:value-type="string" office:string-value="careerid , careercode , careername " table:formula="of:=CONCATENATE([table.E3];;&quot; , &quot;;[table.E4];;&quot; , &quot;;[table.E5];;&quot; &quot;)" table:style-name="ce1">
            <text:p>careerid , careercode , careername<text:s/></text:p>
          </table:table-cell>
          <table:table-cell table:style-name="ce1"/>
          <table:table-cell office:value-type="string" table:style-name="ce6">
            <text:p>careerid no repetido y no nulo, careercode no repetido y no nulo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update</text:p>
          </table:table-cell>
          <table:table-cell office:value-type="string" office:string-value="careername" table:formula="of:=+[table.E5]" table:style-name="ce1">
            <text:p>careername</text:p>
          </table:table-cell>
          <table:table-cell table:style-name="ce1"/>
          <table:table-cell office:value-type="string" table:style-name="ce6">
            <text:p>careerid no repetido y no nulo, careercode no repetido y no nulo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1">
            <text:p>tbcareer</text:p>
          </table:table-cell>
          <table:table-cell office:value-type="string" table:style-name="ce6">
            <text:p>delete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administrative" table:style-name="ta2">
        <table:table-column table:style-name="co8" table:number-columns-repeated="2" table:default-cell-style-name="ce1"/>
        <table:table-column table:style-name="co15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2">
            <text:p>CRUD TABLE tbadministrativ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Administrativ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dministrative</text:p>
          </table:table-cell>
          <table:table-cell office:value-type="string" table:style-name="ce6">
            <text:p>insert</text:p>
          </table:table-cell>
          <table:table-cell office:value-type="string" office:string-value="administrativeid,administrativelicense,administrativename,administrativelastname2,administrativelastname2,administrativearea,administrativepassword" table:formula="of:=CONCATENATE(+[table.G3];;&quot;,&quot;;[table.G4];;&quot;,&quot;;[table.G5];;&quot;,&quot;;[table.G6];;&quot;,&quot;;[table.G7];;&quot;,&quot;;[table.G8];;&quot;,&quot;;[table.G9])" table:style-name="ce1">
            <text:p>administrativeid,administrativelicense,administrativename,administrativelastname2,administrativelastname2,administrativearea,administrativepassword</text:p>
          </table:table-cell>
          <table:table-cell table:style-name="ce1"/>
          <table:table-cell office:value-type="string" table:style-name="ce6">
            <text:p>administrativeid no nulo, administrativeid no repetido, administrativelicense no nulo, administrativelicense no repetido, administrativearea no nul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or</text:p>
          </table:table-cell>
          <table:table-cell office:value-type="string" table:style-name="ce6">
            <text:p>insert</text:p>
          </table:table-cell>
          <table:table-cell office:value-type="string" table:style-name="ce1">
            <text:p>actormail</text:p>
          </table:table-cell>
          <table:table-cell table:style-name="ce1"/>
          <table:table-cell office:value-type="string" table:style-name="ce1">
            <text:p>formato correcto</text:p>
          </table:table-cell>
          <table:table-cell table:number-columns-repeated="16379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Administrativ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dministrative</text:p>
          </table:table-cell>
          <table:table-cell office:value-type="string" table:style-name="ce6">
            <text:p>update</text:p>
          </table:table-cell>
          <table:table-cell office:value-type="string" office:string-value="administrativelicense,administrativename,administrativelastname2,administrativelastname2,administrativearea,administrativepassword" table:formula="of:=CONCATENATE(+[table.G4];;&quot;,&quot;;[table.G5];;&quot;,&quot;;[table.G6];;&quot;,&quot;;[table.G7];;&quot;,&quot;;[table.G8];;&quot;,&quot;;[table.G9])" table:style-name="ce1">
            <text:p>administrativelicense,administrativename,administrativelastname2,administrativelastname2,administrativearea,administrativepassword</text:p>
          </table:table-cell>
          <table:table-cell table:style-name="ce1"/>
          <table:table-cell office:value-type="string" table:style-name="ce6">
            <text:p>administrativelicense no repetida, administrativepassowrd minimo 8 caracter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or</text:p>
          </table:table-cell>
          <table:table-cell office:value-type="string" table:style-name="ce1">
            <text:p>update</text:p>
          </table:table-cell>
          <table:table-cell office:value-type="string" office:string-value="actorid" table:formula="of:=+[table.G14]" table:style-name="ce1">
            <text:p>actorid</text:p>
          </table:table-cell>
          <table:table-cell table:style-name="ce1"/>
          <table:table-cell office:value-type="string" table:style-name="ce1">
            <text:p>formato correcto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Administrativ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badministrative</text:p>
          </table:table-cell>
          <table:table-cell office:value-type="string" table:style-name="ce6">
            <text:p>update</text:p>
          </table:table-cell>
          <table:table-cell office:value-type="string" office:string-value="administrativestate" table:formula="of:=+[table.G10]" table:style-name="ce7">
            <text:p>administrativestate</text:p>
          </table:table-cell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activity" table:style-name="ta3">
        <table:table-column table:style-name="co8" table:number-columns-repeated="16384" table:default-cell-style-name="ce1"/>
        <table:table-row table:style-name="ro1">
          <table:table-cell office:value-type="string" table:style-name="ce2">
            <text:p>CRUD TABLE tbactivity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Activ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ivity</text:p>
          </table:table-cell>
          <table:table-cell office:value-type="string" table:style-name="ce6">
            <text:p>insert</text:p>
          </table:table-cell>
          <table:table-cell office:value-type="string" office:string-value="activityid,activitycreateddate,activityupdatedate,activitylikecount,activitycommentcount,activitytitle,activitydescription" table:formula="of:=CONCATENATE(+[table.I3];;&quot;,&quot;;[table.I4];;&quot;,&quot;;[table.I5];;&quot;,&quot;;[table.I6];;&quot;,&quot;;[table.I7];;&quot;,&quot;;[table.I8];;&quot;,&quot;;[table.I9])" table:style-name="ce1">
            <text:p>activityid,activitycreateddate,activityupdatedate,activitylikecount,activitycommentcount,activitytitle,activitydescription</text:p>
          </table:table-cell>
          <table:table-cell table:style-name="ce1"/>
          <table:table-cell office:value-type="string" table:style-name="ce6">
            <text:p>activityid no nulo, activityid no repetido, activitytitle no nulo, activitydescription no nulo</text:p>
          </table:table-cell>
          <table:table-cell table:number-columns-repeated="16379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Activ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ivity</text:p>
          </table:table-cell>
          <table:table-cell office:value-type="string" table:style-name="ce6">
            <text:p>update</text:p>
          </table:table-cell>
          <table:table-cell office:value-type="string" office:string-value="activityupdatedate,activitytitle,activitydescription" table:formula="of:=CONCATENATE(+[table.I5];;&quot;,&quot;;[table.I8];;&quot;,&quot;;[table.I9])" table:style-name="ce1">
            <text:p>activityupdatedate,activitytitle,activitydescription</text:p>
          </table:table-cell>
          <table:table-cell table:style-name="ce1"/>
          <table:table-cell office:value-type="string" table:style-name="ce6">
            <text:p>activitytitle no nulo, activitydescription no nulo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Activ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bactivity</text:p>
          </table:table-cell>
          <table:table-cell office:value-type="string" table:style-name="ce6">
            <text:p>update</text:p>
          </table:table-cell>
          <table:table-cell office:value-type="string" office:string-value="activitystate" table:formula="of:=+[table.I10]" table:style-name="ce7">
            <text:p>activitystate</text:p>
          </table:table-cell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enclosure" table:style-name="ta3"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2">
            <text:p>CRUD TABLE tbenclosu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Recin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enclosure" table:formula="of:=+[table.A13]" table:style-name="ce6">
            <text:p>tbenclosure</text:p>
          </table:table-cell>
          <table:table-cell office:value-type="string" table:style-name="ce6">
            <text:p>insert</text:p>
          </table:table-cell>
          <table:table-cell office:value-type="string" office:string-value="enclosureid , enclosurename , enclosureheadquarterid , enclosureuniversityid" table:formula="of:=CONCATENATE([table.A14];;&quot; , &quot;;[table.A15];;&quot; , &quot;;[table.A16];;&quot; , &quot;;[table.A17];;&quot;&quot;)" table:style-name="ce1">
            <text:p>enclosureid , enclosurename , enclosureheadquarterid , enclosureuniversityid</text:p>
          </table:table-cell>
          <table:table-cell table:style-name="ce1"/>
          <table:table-cell office:value-type="string" table:style-name="ce6">
            <text:p>enclosureid no repetido, enclosureid not null, enclosurename not null, enclosureheadquarterid not null,enclosureuniversityid not null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Recin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enclosure" table:formula="of:=+[table.A13]" table:style-name="ce6">
            <text:p>tbenclosure</text:p>
          </table:table-cell>
          <table:table-cell office:value-type="string" table:style-name="ce6">
            <text:p>update</text:p>
          </table:table-cell>
          <table:table-cell office:value-type="string" office:string-value="enclosurename" table:formula="of:=CONCATENATE([table.A15])" table:style-name="ce1">
            <text:p>enclosurename</text:p>
          </table:table-cell>
          <table:table-cell table:style-name="ce1"/>
          <table:table-cell office:value-type="string" table:style-name="ce6">
            <text:p>enclosurename no vacio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Recin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enclosure" table:formula="of:=+[table.A13]" table:style-name="ce1">
            <text:p>tbenclosure</text:p>
          </table:table-cell>
          <table:table-cell office:value-type="string" table:style-name="ce6">
            <text:p>update</text:p>
          </table:table-cell>
          <table:table-cell office:value-type="string" office:string-value="enclosurestate" table:formula="of:=+[table.A18]" table:style-name="ce7">
            <text:p>enclosurestate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student" table:style-name="ta2">
        <table:table-column table:style-name="co8" table:number-columns-repeated="16384" table:default-cell-style-name="ce1"/>
        <table:table-row table:style-name="ro1">
          <table:table-cell office:value-type="string" table:style-name="ce2">
            <text:p>CRUD TABLE tbstuden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Estudian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student</text:p>
          </table:table-cell>
          <table:table-cell office:value-type="string" table:style-name="ce6">
            <text:p>insert</text:p>
          </table:table-cell>
          <table:table-cell office:value-type="string" office:string-value="studentid,studentlicense,studentname,studentlastname1,studentlastname2,studentcareer1,studentcareer2,studentpassword,studentstate" table:formula="of:=CONCATENATE([table.C14];;&quot;,&quot;; [table.C15];;&quot;,&quot;; [table.C16];;&quot;,&quot;; [table.C17];;&quot;,&quot;; [table.C18];;&quot;,&quot;; [table.C19];;&quot;,&quot;; [table.C20];;&quot;,&quot;; [table.C21];;&quot;,&quot;; [table.C22])" table:style-name="ce1">
            <text:p>studentid,studentlicense,studentname,studentlastname1,studentlastname2,studentcareer1,studentcareer2,studentpassword,studentstate</text:p>
          </table:table-cell>
          <table:table-cell table:style-name="ce1"/>
          <table:table-cell office:value-type="string" table:style-name="ce6">
            <text:p>studnetid no repetido, studentlicense no repetido, studentpassword mayor a 8 caracteres, minimo una carrer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or</text:p>
          </table:table-cell>
          <table:table-cell office:value-type="string" table:style-name="ce6">
            <text:p>insert</text:p>
          </table:table-cell>
          <table:table-cell office:value-type="string" table:style-name="ce1">
            <text:p>actormail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Estudian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student</text:p>
          </table:table-cell>
          <table:table-cell office:value-type="string" table:style-name="ce6">
            <text:p>update</text:p>
          </table:table-cell>
          <table:table-cell office:value-type="string" office:string-value="studentname,studentlastname1,studentlastname2,studentcareer2,studentpassword" table:formula="of:=+CONCATENATE([table.C16];;&quot;,&quot;;[table.C17];;&quot;,&quot;;[table.C18];;&quot;,&quot;;[table.C20];;&quot;,&quot;;[table.C21])" table:style-name="ce1">
            <text:p>studentname,studentlastname1,studentlastname2,studentcareer2,studentpassword</text:p>
          </table:table-cell>
          <table:table-cell table:style-name="ce1"/>
          <table:table-cell office:value-type="string" table:style-name="ce6">
            <text:p>studentpassword mayor a 8 caracteres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Estudian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bstudent</text:p>
          </table:table-cell>
          <table:table-cell office:value-type="string" table:style-name="ce6">
            <text:p>update</text:p>
          </table:table-cell>
          <table:table-cell office:value-type="string" table:style-name="ce7">
            <text:p>studentstate</text:p>
          </table:table-cell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professor" table:style-name="ta2">
        <table:table-column table:style-name="co8" table:number-columns-repeated="2" table:default-cell-style-name="ce1"/>
        <table:table-column table:style-name="co19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2">
            <text:p>CRUD TABLE tbprofessor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Profes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professor</text:p>
          </table:table-cell>
          <table:table-cell office:value-type="string" table:style-name="ce6">
            <text:p>insert</text:p>
          </table:table-cell>
          <table:table-cell office:value-type="string" office:string-value="professorid,professorlicense,professorname,professorlastname1,professorlastname2,studentpassword" table:formula="of:=CONCATENATE(+[table.E14];;&quot;,&quot;;[table.E15];;&quot;,&quot;;[table.E16];;&quot;,&quot;;[table.E17];;&quot;,&quot;;[table.E18];;&quot;,&quot;;[table.E19])" table:style-name="ce1">
            <text:p>professorid,professorlicense,professorname,professorlastname1,professorlastname2,studentpassword</text:p>
          </table:table-cell>
          <table:table-cell table:style-name="ce1"/>
          <table:table-cell office:value-type="string" table:style-name="ce6">
            <text:p>professorid no nulo, professorid no repetido, professorlicense no repetido, professorlicense no nulo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or</text:p>
          </table:table-cell>
          <table:table-cell office:value-type="string" table:style-name="ce6">
            <text:p>insert</text:p>
          </table:table-cell>
          <table:table-cell office:value-type="string" table:style-name="ce1">
            <text:p>actormail</text:p>
          </table:table-cell>
          <table:table-cell table:style-name="ce1"/>
          <table:table-cell office:value-type="string" table:style-name="ce1">
            <text:p>formato correcto</text:p>
          </table:table-cell>
          <table:table-cell table:number-columns-repeated="16379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Profes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professor</text:p>
          </table:table-cell>
          <table:table-cell office:value-type="string" table:style-name="ce6">
            <text:p>update</text:p>
          </table:table-cell>
          <table:table-cell office:value-type="string" office:string-value="professorlicense,professorname,professorlastname1,professorlastname2,studentpassword" table:formula="of:=CONCATENATE(+[table.E15];;&quot;,&quot;;[table.E16];;&quot;,&quot;;[table.E17];;&quot;,&quot;;[table.E18];;&quot;,&quot;;[table.E19])" table:style-name="ce1">
            <text:p>professorlicense,professorname,professorlastname1,professorlastname2,studentpassword</text:p>
          </table:table-cell>
          <table:table-cell table:style-name="ce1"/>
          <table:table-cell office:value-type="string" table:style-name="ce6">
            <text:p>professorlicense no repetido, professorpassword minimo 8 caracter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or</text:p>
          </table:table-cell>
          <table:table-cell office:value-type="string" table:style-name="ce1">
            <text:p>update</text:p>
          </table:table-cell>
          <table:table-cell office:value-type="string" office:string-value="actorid" table:formula="of:=+[table.G14]" table:style-name="ce1">
            <text:p>actorid</text:p>
          </table:table-cell>
          <table:table-cell table:style-name="ce1"/>
          <table:table-cell office:value-type="string" table:style-name="ce1">
            <text:p>formato correcto</text:p>
          </table:table-cell>
          <table:table-cell table:number-columns-repeated="16379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Profes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bprofessor</text:p>
          </table:table-cell>
          <table:table-cell office:value-type="string" table:style-name="ce6">
            <text:p>update</text:p>
          </table:table-cell>
          <table:table-cell office:value-type="string" office:string-value="studentstate" table:formula="of:=+[table.E20]" table:style-name="ce7">
            <text:p>studentstate</text:p>
          </table:table-cell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event" table:style-name="ta2">
        <table:table-column table:style-name="co8" table:number-columns-repeated="16384" table:default-cell-style-name="ce1"/>
        <table:table-row table:style-name="ro1">
          <table:table-cell office:value-type="string" table:style-name="ce2">
            <text:p>CRUD TABLE tbeven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Even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event</text:p>
          </table:table-cell>
          <table:table-cell office:value-type="string" table:style-name="ce6">
            <text:p>insert</text:p>
          </table:table-cell>
          <table:table-cell office:value-type="string" office:string-value="eventid,eventplace,eventdate,eventhour" table:formula="of:=CONCATENATE(+[table.I14];;&quot;,&quot;;[table.I15];;&quot;,&quot;;[table.I16];;&quot;,&quot;;[table.I17])" table:style-name="ce1">
            <text:p>eventid,eventplace,eventdate,eventhour</text:p>
          </table:table-cell>
          <table:table-cell table:style-name="ce1"/>
          <table:table-cell office:value-type="string" table:style-name="ce6">
            <text:p>eventid no repetido, eventplace no nulo, eventhour no nulo, eventdate no nulo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ivity</text:p>
          </table:table-cell>
          <table:table-cell office:value-type="string" table:style-name="ce6">
            <text:p>insert</text:p>
          </table:table-cell>
          <table:table-cell office:value-type="string" office:string-value="activitycreateddate,activityupdatedate,activitylikecount,activitycommentcount,activitytitle,activitydescription,activitystate" table:formula="of:=CONCATENATE(+[table.I4];;&quot;,&quot;;[table.I5];;&quot;,&quot;;[table.I6];;&quot;,&quot;;[table.I7];;&quot;,&quot;;[table.I8];;&quot;,&quot;;[table.I9];;&quot;,&quot;;[table.I10])" table:style-name="ce1">
            <text:p>activitycreateddate,activityupdatedate,activitylikecount,activitycommentcount,activitytitle,activitydescription,activitystate</text:p>
          </table:table-cell>
          <table:table-cell table:style-name="ce1"/>
          <table:table-cell office:value-type="string" table:style-name="ce6">
            <text:p>activityid no nulo, activityid no repetido, activitytitle no nulo, activitydescription no nulo</text:p>
          </table:table-cell>
          <table:table-cell table:number-columns-repeated="16379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Even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bevent</text:p>
          </table:table-cell>
          <table:table-cell office:value-type="string" table:style-name="ce6">
            <text:p>update</text:p>
          </table:table-cell>
          <table:table-cell office:value-type="string" office:string-value="eventstate" table:formula="of:=+[table.I18]" table:style-name="ce7">
            <text:p>eventstate</text:p>
          </table:table-cell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omment" table:style-name="ta2">
        <table:table-column table:style-name="co8" table:number-columns-repeated="2" table:default-cell-style-name="ce1"/>
        <table:table-column table:style-name="co20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2">
            <text:p>CRUD TABLE tbcommen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Comentari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comment</text:p>
          </table:table-cell>
          <table:table-cell office:value-type="string" table:style-name="ce6">
            <text:p>insert</text:p>
          </table:table-cell>
          <table:table-cell office:value-type="string" table:style-name="ce1">
            <text:p>commentid, commentdescription, commentactor, commenttype, commentcreated</text:p>
          </table:table-cell>
          <table:table-cell table:style-name="ce1"/>
          <table:table-cell office:value-type="string" table:style-name="ce6">
            <text:p>commentid no repetido, commentid no nulo</text:p>
          </table:table-cell>
          <table:table-cell table:number-columns-repeated="16379"/>
        </table:table-row>
        <table:table-row table:style-name="ro1">
          <table:table-cell table:number-columns-repeated="2" table:style-name="ce6"/>
          <table:table-cell table:number-columns-repeated="2" table:style-name="ce1"/>
          <table:table-cell table:style-name="ce6"/>
          <table:table-cell table:number-columns-repeated="16379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post" table:style-name="ta2">
        <table:table-column table:style-name="co8" table:number-columns-repeated="16384" table:default-cell-style-name="ce1"/>
        <table:table-row table:style-name="ro1">
          <table:table-cell office:value-type="string" table:style-name="ce2">
            <text:p>CRUD TABLE tbpos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Po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post</text:p>
          </table:table-cell>
          <table:table-cell office:value-type="string" table:style-name="ce6">
            <text:p>insert</text:p>
          </table:table-cell>
          <table:table-cell office:value-type="string" table:style-name="ce1">
            <text:p>postid, poststate</text:p>
          </table:table-cell>
          <table:table-cell table:style-name="ce1"/>
          <table:table-cell office:value-type="string" table:style-name="ce6">
            <text:p>posid no nulo, postid no repetido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ctivity</text:p>
          </table:table-cell>
          <table:table-cell office:value-type="string" table:style-name="ce6">
            <text:p>insert</text:p>
          </table:table-cell>
          <table:table-cell office:value-type="string" office:string-value="activitycreateddate,activityupdatedate,activitylikecount,activitycommentcount,activitytitle,activitydescription,activitystate" table:formula="of:=CONCATENATE(+[table.I4];;&quot;,&quot;;[table.I5];;&quot;,&quot;;[table.I6];;&quot;,&quot;;[table.I7];;&quot;,&quot;;[table.I8];;&quot;,&quot;;[table.I9];;&quot;,&quot;;[table.I10])" table:style-name="ce1">
            <text:p>activitycreateddate,activityupdatedate,activitylikecount,activitycommentcount,activitytitle,activitydescription,activitystate</text:p>
          </table:table-cell>
          <table:table-cell table:style-name="ce1"/>
          <table:table-cell office:value-type="string" table:style-name="ce6">
            <text:p>activityid no nulo, activityid no repetido, activitytitle no nulo, activitydescription no nulo</text:p>
          </table:table-cell>
          <table:table-cell table:number-columns-repeated="16379"/>
        </table:table-row>
        <table:table-row table:style-name="ro1">
          <table:table-cell table:number-columns-repeated="2" table:style-name="ce6"/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Po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bpost</text:p>
          </table:table-cell>
          <table:table-cell office:value-type="string" table:style-name="ce6">
            <text:p>update</text:p>
          </table:table-cell>
          <table:table-cell office:value-type="string" table:style-name="ce7">
            <text:p>poststate</text:p>
          </table:table-cell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ag" table:style-name="ta2">
        <table:table-column table:style-name="co8" table:number-columns-repeated="16384" table:default-cell-style-name="ce1"/>
        <table:table-row table:style-name="ro1">
          <table:table-cell office:value-type="string" table:style-name="ce2">
            <text:p>CRUD TABLE tbtag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Tag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tag</text:p>
          </table:table-cell>
          <table:table-cell office:value-type="string" table:style-name="ce6">
            <text:p>insert</text:p>
          </table:table-cell>
          <table:table-cell office:value-type="string" table:style-name="ce1">
            <text:p>tagactivityid, tagword, tagrelation</text:p>
          </table:table-cell>
          <table:table-cell table:style-name="ce1"/>
          <table:table-cell office:value-type="string" table:style-name="ce6">
            <text:p>tagactivityid no nulo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admin" table:style-name="ta2">
        <table:table-column table:style-name="co8" table:number-columns-repeated="16384" table:default-cell-style-name="ce1"/>
        <table:table-row table:style-name="ro1">
          <table:table-cell office:value-type="string" table:style-name="ce2">
            <text:p>CRUD TABLE tbadmin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admi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badmin</text:p>
          </table:table-cell>
          <table:table-cell office:value-type="string" table:style-name="ce6">
            <text:p>insert</text:p>
          </table:table-cell>
          <table:table-cell office:value-type="string" table:style-name="ce1">
            <text:p>adminid, adminpassword</text:p>
          </table:table-cell>
          <table:table-cell table:style-name="ce1"/>
          <table:table-cell office:value-type="string" table:style-name="ce6">
            <text:p>adminid no nulo, adminid no repetido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table" table:style-name="ta1"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7" table:default-cell-style-name="ce1"/>
        <table:table-column table:style-name="co22" table:default-cell-style-name="ce1"/>
        <table:table-column table:style-name="co7" table:number-columns-repeated="1019" table:default-cell-style-name="ce1"/>
        <table:table-column table:style-name="co8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bheadquarter</text:p>
          </table:table-cell>
          <table:table-cell table:style-name="ce1"/>
          <table:table-cell office:value-type="string" table:style-name="ce8">
            <text:p>tbuniversity</text:p>
          </table:table-cell>
          <table:table-cell table:style-name="ce1"/>
          <table:table-cell office:value-type="string" table:style-name="ce8">
            <text:p>tbcareer</text:p>
          </table:table-cell>
          <table:table-cell table:style-name="ce1"/>
          <table:table-cell office:value-type="string" table:style-name="ce9">
            <text:p>tbadministrative</text:p>
          </table:table-cell>
          <table:table-cell table:style-name="ce1"/>
          <table:table-cell office:value-type="string" table:style-name="ce9">
            <text:p>tbactivity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headquarterid</text:p>
          </table:table-cell>
          <table:table-cell table:style-name="ce1"/>
          <table:table-cell office:value-type="string" table:style-name="ce10">
            <text:p>universityid</text:p>
          </table:table-cell>
          <table:table-cell table:style-name="ce1"/>
          <table:table-cell office:value-type="string" table:style-name="ce10">
            <text:p>careerid</text:p>
          </table:table-cell>
          <table:table-cell table:style-name="ce1"/>
          <table:table-cell office:value-type="string" table:style-name="ce10">
            <text:p>administrativeid</text:p>
          </table:table-cell>
          <table:table-cell table:style-name="ce1"/>
          <table:table-cell office:value-type="string" table:style-name="ce10">
            <text:p>activityid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headquarteruniversityid</text:p>
          </table:table-cell>
          <table:table-cell table:style-name="ce1"/>
          <table:table-cell office:value-type="string" table:style-name="ce10">
            <text:p>universitycode</text:p>
          </table:table-cell>
          <table:table-cell table:style-name="ce1"/>
          <table:table-cell office:value-type="string" table:style-name="ce11">
            <text:p>careercode</text:p>
          </table:table-cell>
          <table:table-cell table:style-name="ce1"/>
          <table:table-cell office:value-type="string" table:style-name="ce10">
            <text:p>administrativelicense</text:p>
          </table:table-cell>
          <table:table-cell table:style-name="ce1"/>
          <table:table-cell office:value-type="string" table:style-name="ce10">
            <text:p>activitycreateddate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headquartername</text:p>
          </table:table-cell>
          <table:table-cell table:style-name="ce1"/>
          <table:table-cell office:value-type="string" table:style-name="ce10">
            <text:p>universityname</text:p>
          </table:table-cell>
          <table:table-cell table:style-name="ce1"/>
          <table:table-cell office:value-type="string" table:style-name="ce10">
            <text:p>careername</text:p>
          </table:table-cell>
          <table:table-cell table:style-name="ce1"/>
          <table:table-cell office:value-type="string" table:style-name="ce10">
            <text:p>administrativename</text:p>
          </table:table-cell>
          <table:table-cell table:style-name="ce1"/>
          <table:table-cell office:value-type="string" table:style-name="ce10">
            <text:p>activityupdatedate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1"/>
          <table:table-cell office:value-type="string" table:style-name="ce10">
            <text:p>universitytype</text:p>
          </table:table-cell>
          <table:table-cell table:style-name="ce1"/>
          <table:table-cell office:value-type="string" table:style-name="ce10">
            <text:p>careergrade</text:p>
          </table:table-cell>
          <table:table-cell table:style-name="ce1"/>
          <table:table-cell office:value-type="string" table:style-name="ce11">
            <text:p>administrativelastname2</text:p>
          </table:table-cell>
          <table:table-cell table:style-name="ce1"/>
          <table:table-cell office:value-type="string" table:style-name="ce11">
            <text:p>activitylikecount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1"/>
          <table:table-cell office:value-type="string" table:style-name="ce10">
            <text:p>universitystate</text:p>
          </table:table-cell>
          <table:table-cell table:style-name="ce1"/>
          <table:table-cell office:value-type="string" table:style-name="ce10">
            <text:p>careerenclosureid</text:p>
          </table:table-cell>
          <table:table-cell table:style-name="ce1"/>
          <table:table-cell office:value-type="string" table:style-name="ce12">
            <text:p>administrativelastname2</text:p>
          </table:table-cell>
          <table:table-cell table:style-name="ce1"/>
          <table:table-cell office:value-type="string" table:style-name="ce12">
            <text:p>activitycommentcount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1"/>
          <table:table-cell table:style-name="ce13"/>
          <table:table-cell table:style-name="ce1"/>
          <table:table-cell office:value-type="string" table:style-name="ce10">
            <text:p>careerstate</text:p>
          </table:table-cell>
          <table:table-cell table:style-name="ce1"/>
          <table:table-cell office:value-type="string" table:style-name="ce12">
            <text:p>administrativearea</text:p>
          </table:table-cell>
          <table:table-cell table:style-name="ce1"/>
          <table:table-cell office:value-type="string" table:style-name="ce12">
            <text:p>activitytitle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office:value-type="string" table:style-name="ce12">
            <text:p>administrativepassword</text:p>
          </table:table-cell>
          <table:table-cell table:style-name="ce1"/>
          <table:table-cell office:value-type="string" table:style-name="ce12">
            <text:p>activitydescription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1"/>
          <table:table-cell table:style-name="ce14"/>
          <table:table-cell table:style-name="ce1"/>
          <table:table-cell table:style-name="ce6"/>
          <table:table-cell table:style-name="ce1"/>
          <table:table-cell office:value-type="string" table:style-name="ce12">
            <text:p>administrativestate</text:p>
          </table:table-cell>
          <table:table-cell table:style-name="ce1"/>
          <table:table-cell office:value-type="string" table:style-name="ce12">
            <text:p>activitystate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1"/>
          <table:table-cell table:style-name="ce15"/>
          <table:table-cell table:style-name="ce1"/>
          <table:table-cell table:style-name="ce6"/>
          <table:table-cell table:number-columns-repeated="3" table:style-name="ce1"/>
          <table:table-cell office:value-type="string" table:style-name="ce12">
            <text:p>activityenclosureid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tbenclosure</text:p>
          </table:table-cell>
          <table:table-cell table:style-name="ce1"/>
          <table:table-cell office:value-type="string" table:style-name="ce9">
            <text:p>tbstudent</text:p>
          </table:table-cell>
          <table:table-cell table:style-name="ce1"/>
          <table:table-cell office:value-type="string" table:style-name="ce9">
            <text:p>tbprofessor</text:p>
          </table:table-cell>
          <table:table-cell table:style-name="ce1"/>
          <table:table-cell office:value-type="string" table:style-name="ce9">
            <text:p>tbactor</text:p>
          </table:table-cell>
          <table:table-cell table:style-name="ce1"/>
          <table:table-cell office:value-type="string" table:style-name="ce9">
            <text:p>tbevent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enclosureid</text:p>
          </table:table-cell>
          <table:table-cell table:style-name="ce1"/>
          <table:table-cell office:value-type="string" table:style-name="ce11">
            <text:p>studentid</text:p>
          </table:table-cell>
          <table:table-cell table:style-name="ce1"/>
          <table:table-cell office:value-type="string" table:style-name="ce10">
            <text:p>professorid</text:p>
          </table:table-cell>
          <table:table-cell table:style-name="ce1"/>
          <table:table-cell office:value-type="string" table:style-name="ce10">
            <text:p>actorid</text:p>
          </table:table-cell>
          <table:table-cell table:style-name="ce1"/>
          <table:table-cell office:value-type="string" table:style-name="ce11">
            <text:p>eventid</text:p>
          </table:table-cell>
          <table:table-cell table:number-columns-repeated="16375"/>
        </table:table-row>
        <table:table-row table:style-name="ro2">
          <table:table-cell office:value-type="string" table:style-name="ce11">
            <text:p>enclosurename</text:p>
          </table:table-cell>
          <table:table-cell table:style-name="ce1"/>
          <table:table-cell office:value-type="string" table:style-name="ce10">
            <text:p>studentlicense</text:p>
          </table:table-cell>
          <table:table-cell table:style-name="ce1"/>
          <table:table-cell office:value-type="string" table:style-name="ce11">
            <text:p>professorlicense</text:p>
          </table:table-cell>
          <table:table-cell table:style-name="ce1"/>
          <table:table-cell office:value-type="string" table:style-name="ce10">
            <text:p>actormail</text:p>
          </table:table-cell>
          <table:table-cell table:style-name="ce1"/>
          <table:table-cell office:value-type="string" table:style-name="ce10">
            <text:p>eventplace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enclosureheadquarterid</text:p>
          </table:table-cell>
          <table:table-cell table:style-name="ce1"/>
          <table:table-cell office:value-type="string" table:style-name="ce10">
            <text:p>studentname</text:p>
          </table:table-cell>
          <table:table-cell table:style-name="ce1"/>
          <table:table-cell office:value-type="string" table:style-name="ce10">
            <text:p>professorname</text:p>
          </table:table-cell>
          <table:table-cell table:style-name="ce1"/>
          <table:table-cell office:value-type="string" table:style-name="ce16">
            <text:p>actorchangedpassword</text:p>
          </table:table-cell>
          <table:table-cell table:style-name="ce1"/>
          <table:table-cell office:value-type="string" table:style-name="ce10">
            <text:p>eventdate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enclosureuniversityid</text:p>
          </table:table-cell>
          <table:table-cell table:style-name="ce1"/>
          <table:table-cell office:value-type="string" table:style-name="ce10">
            <text:p>studentlastname1</text:p>
          </table:table-cell>
          <table:table-cell table:style-name="ce1"/>
          <table:table-cell office:value-type="string" table:style-name="ce10">
            <text:p>professorlastname1</text:p>
          </table:table-cell>
          <table:table-cell table:number-columns-repeated="3" table:style-name="ce1"/>
          <table:table-cell office:value-type="string" table:style-name="ce10">
            <text:p>eventhour</text:p>
          </table:table-cell>
          <table:table-cell table:number-columns-repeated="16375"/>
        </table:table-row>
        <table:table-row table:style-name="ro2">
          <table:table-cell office:value-type="string" table:style-name="ce12">
            <text:p>enclosurestate</text:p>
          </table:table-cell>
          <table:table-cell table:style-name="ce1"/>
          <table:table-cell office:value-type="string" table:style-name="ce12">
            <text:p>studentlastname2</text:p>
          </table:table-cell>
          <table:table-cell table:style-name="ce1"/>
          <table:table-cell office:value-type="string" table:style-name="ce12">
            <text:p>professorlastname2</text:p>
          </table:table-cell>
          <table:table-cell table:number-columns-repeated="3" table:style-name="ce1"/>
          <table:table-cell office:value-type="string" table:style-name="ce12">
            <text:p>eventstat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2">
            <text:p>studentcareer1</text:p>
          </table:table-cell>
          <table:table-cell table:style-name="ce1"/>
          <table:table-cell office:value-type="string" table:style-name="ce12">
            <text:p>studentpassword</text:p>
          </table:table-cell>
          <table:table-cell table:number-columns-repeated="3" table:style-name="ce1"/>
          <table:table-cell office:value-type="string" table:style-name="ce12">
            <text:p>eventdayafter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2">
            <text:p>studentcareer2</text:p>
          </table:table-cell>
          <table:table-cell table:style-name="ce1"/>
          <table:table-cell office:value-type="string" table:style-name="ce12">
            <text:p>studentstate</text:p>
          </table:table-cell>
          <table:table-cell table:number-columns-repeated="3" table:style-name="ce1"/>
          <table:table-cell office:value-type="string" table:style-name="ce12">
            <text:p>eventdaybefor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2">
            <text:p>studentpassword</text:p>
          </table:table-cell>
          <table:table-cell table:number-columns-repeated="5" table:style-name="ce1"/>
          <table:table-cell table:style-name="ce17"/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2">
            <text:p>studentstate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tbcomment</text:p>
          </table:table-cell>
          <table:table-cell table:style-name="ce1"/>
          <table:table-cell office:value-type="string" table:style-name="ce9">
            <text:p>tbpost</text:p>
          </table:table-cell>
          <table:table-cell table:style-name="ce1"/>
          <table:table-cell office:value-type="string" table:style-name="ce9">
            <text:p>tbatg</text:p>
          </table:table-cell>
          <table:table-cell table:style-name="ce1"/>
          <table:table-cell office:value-type="string" table:style-name="ce9">
            <text:p>tbadmi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0">
            <text:p>commentid</text:p>
          </table:table-cell>
          <table:table-cell table:style-name="ce1"/>
          <table:table-cell office:value-type="string" table:style-name="ce10">
            <text:p>postid</text:p>
          </table:table-cell>
          <table:table-cell table:style-name="ce1"/>
          <table:table-cell office:value-type="string" table:style-name="ce10">
            <text:p>tagactivityid</text:p>
          </table:table-cell>
          <table:table-cell table:style-name="ce1"/>
          <table:table-cell office:value-type="string" table:style-name="ce11">
            <text:p>admini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1">
            <text:p>activityid</text:p>
          </table:table-cell>
          <table:table-cell table:style-name="ce1"/>
          <table:table-cell office:value-type="string" table:style-name="ce10">
            <text:p>poststate</text:p>
          </table:table-cell>
          <table:table-cell table:style-name="ce1"/>
          <table:table-cell office:value-type="string" table:style-name="ce10">
            <text:p>tagrelation</text:p>
          </table:table-cell>
          <table:table-cell table:style-name="ce1"/>
          <table:table-cell office:value-type="string" table:style-name="ce10">
            <text:p>adminpasswor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0">
            <text:p>commentdescription</text:p>
          </table:table-cell>
          <table:table-cell table:number-columns-repeated="3" table:style-name="ce1"/>
          <table:table-cell office:value-type="string" table:style-name="ce16">
            <text:p>tagword</text:p>
          </table:table-cell>
          <table:table-cell table:style-name="ce1"/>
          <table:table-cell office:value-type="string" table:style-name="ce16">
            <text:p>adminstat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0">
            <text:p>commentcreate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2">
            <text:p>commentact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2">
            <text:p>commentstate</text:p>
          </table:table-cell>
          <table:table-cell table:number-columns-repeated="16383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evin Sandoval</meta:initial-creator>
    <dc:creator>AkaiTsuki</dc:creator>
    <meta:creation-date>2018-01-15T15:28:27Z</meta:creation-date>
    <dc:date>2018-02-28T16:05:48Z</dc:date>
    <meta:editing-cycles>1</meta:editing-cycles>
    <meta:editing-duration>PT300S</meta:editing-duration>
  </office:meta>
</office:document-meta>
</file>